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3.951cm"/>
    </style:style>
    <style:style style:name="co3" style:family="table-column">
      <style:table-column-properties fo:break-before="auto" style:column-width="12.136cm"/>
    </style:style>
    <style:style style:name="co4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Calibri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CI-EC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4" office:value-type="string" calcext:value-type="string">
            <text:p>Defini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erosolProperties</text:p>
          </table:table-cell>
          <table:table-cell table:style-name="ce2" office:value-type="string" calcext:value-type="string">
            <text:p>aerosol properties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string" calcext:value-type="string">
            <text:p>cloudProperties</text:p>
          </table:table-cell>
          <table:table-cell table:style-name="ce2" office:value-type="string" calcext:value-type="string">
            <text:p>cloud properties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ir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greenhouseGases</text:p>
          </table:table-cell>
          <table:table-cell table:style-name="ce3" office:value-type="string" calcext:value-type="string">
            <text:p>greenhouse gases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glaciers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string" calcext:value-type="string">
            <text:p>landCover</text:p>
          </table:table-cell>
          <table:table-cell table:style-name="ce2" office:value-type="string" calcext:value-type="string">
            <text:p>land cover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string" calcext:value-type="string">
            <text:p>oceanColour</text:p>
          </table:table-cell>
          <table:table-cell table:style-name="ce2" office:value-type="string" calcext:value-type="string">
            <text:p>ocean colour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ozon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string" calcext:value-type="string">
            <text:p>seaLevel</text:p>
          </table:table-cell>
          <table:table-cell table:style-name="ce2" office:value-type="string" calcext:value-type="string">
            <text:p>sea level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string" calcext:value-type="string">
            <text:p>seaSurfaceTemperature</text:p>
          </table:table-cell>
          <table:table-cell table:style-name="ce2" office:value-type="string" calcext:value-type="string">
            <text:p>sea surface temperatur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string" calcext:value-type="string">
            <text:p>soilMoisture</text:p>
          </table:table-cell>
          <table:table-cell table:style-name="ce2" office:value-type="string" calcext:value-type="string">
            <text:p>soil moissture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string" calcext:value-type="string">
            <text:p>iceSheets </text:p>
          </table:table-cell>
          <table:table-cell table:style-name="ce2" office:value-type="string" calcext:value-type="string">
            <text:p>ice sheets 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string" calcext:value-type="string">
            <text:p>seaIce</text:p>
          </table:table-cell>
          <table:table-cell table:style-name="ce2" office:value-type="string" calcext:value-type="string">
            <text:p>sea ice</text:p>
          </table:table-cell>
          <table:table-cell table:style-name="ce3"/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£</number:text>
      <number:number number:decimal-places="0" number:min-integer-digits="1" number:grouping="true"/>
    </number:number-style>
    <number:number-style style:name="N116">
      <number:text>-£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0" number:min-integer-digits="1" number:grouping="true"/>
    </number:number-style>
    <number:number-style style:name="N117">
      <style:text-properties fo:color="#ff0000"/>
      <number:text>-£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£</number:text>
      <number:number number:decimal-places="2" number:min-integer-digits="1" number:grouping="true"/>
    </number:number-style>
    <number:number-style style:name="N119">
      <number:text>-£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style:text-properties fo:color="#ff0000"/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2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2P2" style:volatile="true">
      <number:text> £</number:text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Normal" style:font-family-asian="'Source Han Sans CN Normal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15:17:07.159415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thorised User</meta:initial-creator>
    <meta:creation-date>2015-08-18T13:14:04</meta:creation-date>
    <dc:date>2015-09-11T15:22:44.693670736</dc:date>
    <meta:generator>LibreOffice/4.3.7.2$Linux_X86_64 LibreOffice_project/430$Build-2</meta:generator>
    <meta:editing-duration>P3DT2H3M4S</meta:editing-duration>
    <meta:editing-cycles>26</meta:editing-cycles>
    <meta:document-statistic meta:table-count="1" meta:cell-count="29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